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d7" draw:textarea-horizontal-align="justify" draw:textarea-vertical-align="middle" draw:auto-grow-height="false" fo:min-height="1.756cm" fo:min-width="5.951cm"/>
      <style:paragraph-properties style:writing-mode="lr-tb"/>
    </style:style>
    <style:style style:name="gr2" style:family="graphic" style:parent-style-name="standard">
      <style:graphic-properties draw:fill-color="#ec9ba4" draw:textarea-horizontal-align="justify" draw:textarea-vertical-align="middle" draw:auto-grow-height="false" fo:min-height="4.274cm" fo:min-width="4.66cm"/>
      <style:paragraph-properties style:writing-mode="lr-tb"/>
    </style:style>
    <style:style style:name="gr3" style:family="graphic" style:parent-style-name="standard">
      <style:graphic-properties draw:fill-color="#dde8cb" draw:textarea-horizontal-align="justify" draw:textarea-vertical-align="middle" draw:auto-grow-height="false" fo:min-height="5.228cm" fo:min-width="6.248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221cm" fo:min-width="3.31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d7"/>
      <style:paragraph-properties fo:text-align="center"/>
    </style:style>
    <style:style style:name="P3" style:family="paragraph">
      <loext:graphic-properties draw:fill-color="#ec9ba4"/>
      <style:paragraph-properties fo:text-align="center"/>
    </style:style>
    <style:style style:name="P4" style:family="paragraph">
      <loext:graphic-properties draw:fill-color="#dde8cb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rocess Chart" draw:style-name="dp1" draw:master-page-name="Default">
        <draw:custom-shape draw:style-name="gr1" draw:text-style-name="P2" draw:layer="layout" svg:width="6.667cm" svg:height="2.222cm" svg:x="16.875cm" svg:y="16.875cm">
          <text:p text:style-name="P1">Make Reserv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6.668cm" svg:height="6.032cm" svg:x="20.05cm" svg:y="18.78cm">
          <text:p text:style-name="P1">UserId<text:line-break/>FirstName</text:p>
          <text:p text:style-name="P1">LastName</text:p>
          <text:p text:style-name="P1">Phone</text:p>
          <text:p text:style-name="P1">Email</text:p>
          <text:p text:style-name="P1">HomeAddress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3" draw:text-style-name="P4" draw:layer="layout" svg:width="8.572cm" svg:height="7.302cm" svg:x="23.225cm" svg:y="24.495cm">
          <text:p text:style-name="P1">ReservationId</text:p>
          <text:p text:style-name="P1">SatrtDate</text:p>
          <text:p text:style-name="P1">EndDate</text:p>
          <text:p text:style-name="P1">TotalCost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4" draw:text-style-name="P1" draw:layer="layout" svg:width="5.398cm" svg:height="3.493cm" svg:x="13.382cm" svg:y="18.462cm">
          <text:p text:style-name="P1">User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</draw:page>
      <draw:page draw:name="Use Case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20_1" style:display-name="Default 1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27T15:21:14.283761104</meta:creation-date>
    <dc:date>2023-10-27T15:32:54.603356538</dc:date>
    <meta:editing-duration>PT1M30S</meta:editing-duration>
    <meta:editing-cycles>1</meta:editing-cycles>
    <meta:document-statistic meta:object-count="4"/>
    <meta:generator>LibreOffice/7.3.7.2$Linux_X86_64 LibreOffice_project/30$Build-2</meta:generator>
  </office:meta>
</office:document-meta>
</file>